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color="#ff3333" style:font-name="Ubuntu" fo:font-size="9pt" fo:font-weight="normal" fo:background-color="#ffffff" style:font-size-asian="9pt" style:font-weight-asian="normal" style:font-size-complex="9pt" style:font-weight-complex="normal"/>
    </style:style>
    <style:style style:name="P2" style:family="paragraph" style:parent-style-name="Standard">
      <style:paragraph-properties fo:text-align="justify" style:justify-single-word="false"/>
      <style:text-properties fo:color="#000000" style:font-name="Ubuntu" fo:font-size="9pt" fo:font-weight="bold" style:font-size-asian="9pt" style:font-weight-asian="bold" style:font-size-complex="9pt" style:font-weight-complex="bold"/>
    </style:style>
    <style:style style:name="P3" style:family="paragraph" style:parent-style-name="Standard" style:list-style-name="L6">
      <style:paragraph-properties fo:text-align="justify" style:justify-single-word="false"/>
      <style:text-properties fo:color="#000000" style:font-name="Ubuntu" fo:font-size="9pt" fo:font-weight="bold" style:font-size-asian="9pt" style:font-weight-asian="bold" style:font-size-complex="9pt" style:font-weight-complex="bold"/>
    </style:style>
    <style:style style:name="P4" style:family="paragraph" style:parent-style-name="Standard" style:list-style-name="L13">
      <style:paragraph-properties fo:text-align="justify" style:justify-single-word="false"/>
      <style:text-properties fo:color="#000000" style:font-name="Ubuntu" fo:font-size="9pt" fo:font-weight="bold" style:font-size-asian="9pt" style:font-weight-asian="bold" style:font-size-complex="9pt" style:font-weight-complex="bold"/>
    </style:style>
    <style:style style:name="P5" style:family="paragraph" style:parent-style-name="Standard">
      <style:paragraph-properties fo:text-align="justify" style:justify-single-word="false"/>
      <style:text-properties fo:color="#000000" style:font-name="Ubuntu" fo:font-size="9pt" fo:font-weight="bold" fo:background-color="#ffffff" style:font-size-asian="9pt" style:font-weight-asian="bold" style:font-size-complex="9pt" style:font-weight-complex="bold"/>
    </style:style>
    <style:style style:name="P6" style:family="paragraph" style:parent-style-name="Standard">
      <style:paragraph-properties fo:text-align="justify" style:justify-single-word="false"/>
      <style:text-properties fo:color="#000000" style:font-name="Ubuntu" fo:font-size="9pt" fo:font-weight="normal" style:font-size-asian="9pt" style:font-weight-asian="normal" style:font-size-complex="9pt" style:font-weight-complex="normal"/>
    </style:style>
    <style:style style:name="P7" style:family="paragraph" style:parent-style-name="Standard" style:list-style-name="L1">
      <style:paragraph-properties fo:text-align="justify" style:justify-single-word="false"/>
      <style:text-properties fo:color="#000000" style:font-name="Ubuntu" fo:font-size="9pt" fo:font-weight="normal" style:font-size-asian="9pt" style:font-weight-asian="normal" style:font-size-complex="9pt" style:font-weight-complex="normal"/>
    </style:style>
    <style:style style:name="P8" style:family="paragraph" style:parent-style-name="Standard" style:list-style-name="L2">
      <style:paragraph-properties fo:text-align="justify" style:justify-single-word="false"/>
      <style:text-properties fo:color="#000000" style:font-name="Ubuntu" fo:font-size="9pt" fo:font-weight="normal" style:font-size-asian="9pt" style:font-weight-asian="normal" style:font-size-complex="9pt" style:font-weight-complex="normal"/>
    </style:style>
    <style:style style:name="P9" style:family="paragraph" style:parent-style-name="Standard" style:list-style-name="L4">
      <style:paragraph-properties fo:text-align="justify" style:justify-single-word="false"/>
      <style:text-properties fo:color="#000000" style:font-name="Ubuntu" fo:font-size="9pt" fo:font-weight="normal" style:font-size-asian="9pt" style:font-weight-asian="normal" style:font-size-complex="9pt" style:font-weight-complex="normal"/>
    </style:style>
    <style:style style:name="P10" style:family="paragraph" style:parent-style-name="Standard" style:list-style-name="L6">
      <style:paragraph-properties fo:text-align="justify" style:justify-single-word="false"/>
      <style:text-properties fo:color="#000000" style:font-name="Ubuntu" fo:font-size="9pt" fo:font-weight="normal" style:font-size-asian="9pt" style:font-weight-asian="normal" style:font-size-complex="9pt" style:font-weight-complex="normal"/>
    </style:style>
    <style:style style:name="P11" style:family="paragraph" style:parent-style-name="Standard" style:list-style-name="L13">
      <style:paragraph-properties fo:text-align="justify" style:justify-single-word="false"/>
      <style:text-properties fo:color="#000000" style:font-name="Ubuntu" fo:font-size="9pt" fo:font-weight="normal" style:font-size-asian="9pt" style:font-weight-asian="normal" style:font-size-complex="9pt" style:font-weight-complex="normal"/>
    </style:style>
    <style:style style:name="P12" style:family="paragraph" style:parent-style-name="Standard">
      <style:paragraph-properties fo:text-align="justify" style:justify-single-word="false"/>
      <style:text-properties fo:color="#000000" style:font-name="Ubuntu" fo:font-size="9pt" fo:font-weight="normal" fo:background-color="#ffffff" style:font-size-asian="9pt" style:font-weight-asian="normal" style:font-size-complex="9pt" style:font-weight-complex="normal"/>
    </style:style>
    <style:style style:name="P13" style:family="paragraph" style:parent-style-name="Standard" style:list-style-name="L4">
      <style:paragraph-properties fo:text-align="justify" style:justify-single-word="false"/>
      <style:text-properties fo:color="#000000" style:font-name="Ubuntu" fo:font-size="9pt" fo:font-weight="normal" fo:background-color="#ffffff" style:font-size-asian="9pt" style:font-weight-asian="normal" style:font-size-complex="9pt" style:font-weight-complex="normal"/>
    </style:style>
    <style:style style:name="P14" style:family="paragraph" style:parent-style-name="Standard" style:list-style-name="L5">
      <style:paragraph-properties fo:text-align="justify" style:justify-single-word="false"/>
      <style:text-properties fo:color="#000000" style:font-name="Ubuntu" fo:font-size="9pt" fo:font-weight="normal" fo:background-color="#ffffff" style:font-size-asian="9pt" style:font-weight-asian="normal" style:font-size-complex="9pt" style:font-weight-complex="normal"/>
    </style:style>
    <style:style style:name="P15" style:family="paragraph" style:parent-style-name="Standard" style:list-style-name="L7">
      <style:paragraph-properties fo:text-align="justify" style:justify-single-word="false"/>
      <style:text-properties fo:color="#000000" style:font-name="Ubuntu" fo:font-size="9pt" fo:font-weight="normal" fo:background-color="#ffffff" style:font-size-asian="9pt" style:font-weight-asian="normal" style:font-size-complex="9pt" style:font-weight-complex="normal"/>
    </style:style>
    <style:style style:name="P16" style:family="paragraph" style:parent-style-name="Standard" style:list-style-name="L8">
      <style:paragraph-properties fo:text-align="justify" style:justify-single-word="false"/>
      <style:text-properties fo:color="#000000" style:font-name="Ubuntu" fo:font-size="9pt" fo:font-weight="normal" fo:background-color="#ffffff" style:font-size-asian="9pt" style:font-weight-asian="normal" style:font-size-complex="9pt" style:font-weight-complex="normal"/>
    </style:style>
    <style:style style:name="P17" style:family="paragraph" style:parent-style-name="Standard" style:list-style-name="L9">
      <style:paragraph-properties fo:text-align="justify" style:justify-single-word="false"/>
      <style:text-properties fo:color="#000000" style:font-name="Ubuntu" fo:font-size="9pt" fo:font-weight="normal" fo:background-color="#ffffff" style:font-size-asian="9pt" style:font-weight-asian="normal" style:font-size-complex="9pt" style:font-weight-complex="normal"/>
    </style:style>
    <style:style style:name="P18" style:family="paragraph" style:parent-style-name="Standard" style:list-style-name="L11">
      <style:paragraph-properties fo:text-align="justify" style:justify-single-word="false"/>
      <style:text-properties fo:color="#000000" style:font-name="Ubuntu" fo:font-size="9pt" fo:font-weight="normal" fo:background-color="#ffffff" style:font-size-asian="9pt" style:font-weight-asian="normal" style:font-size-complex="9pt" style:font-weight-complex="normal"/>
    </style:style>
    <style:style style:name="P19" style:family="paragraph" style:parent-style-name="Standard" style:list-style-name="L12">
      <style:paragraph-properties fo:text-align="justify" style:justify-single-word="false"/>
      <style:text-properties fo:color="#000000" style:font-name="Ubuntu" fo:font-size="9pt" fo:font-weight="normal" fo:background-color="#ffffff" style:font-size-asian="9pt" style:font-weight-asian="normal" style:font-size-complex="9pt" style:font-weight-complex="normal"/>
    </style:style>
    <style:style style:name="P20" style:family="paragraph" style:parent-style-name="Standard">
      <style:paragraph-properties fo:text-align="justify" style:justify-single-word="false"/>
      <style:text-properties fo:color="#000000" style:font-name="Ubuntu" fo:font-size="9pt" fo:font-weight="normal" fo:background-color="#ffff99" style:font-size-asian="9pt" style:font-weight-asian="normal" style:font-size-complex="9pt" style:font-weight-complex="normal"/>
    </style:style>
    <style:style style:name="P21" style:family="paragraph" style:parent-style-name="Standard">
      <style:paragraph-properties fo:text-align="justify" style:justify-single-word="false"/>
      <style:text-properties fo:color="#000000" style:font-name="Ubuntu" fo:font-size="9pt" fo:font-style="italic" fo:font-weight="bold" fo:background-color="#ffffff" style:font-size-asian="9pt" style:font-style-asian="italic" style:font-weight-asian="bold" style:font-size-complex="9pt" style:font-style-complex="italic" style:font-weight-complex="bold"/>
    </style:style>
    <style:style style:name="P22" style:family="paragraph" style:parent-style-name="Standard" style:list-style-name="L6">
      <style:paragraph-properties fo:text-align="justify" style:justify-single-word="false"/>
      <style:text-properties fo:color="#000000" style:font-name="Ubuntu" fo:font-size="9pt" fo:font-style="italic" fo:font-weight="bold" fo:background-color="#ffffff" style:font-size-asian="9pt" style:font-style-asian="italic" style:font-weight-asian="bold" style:font-size-complex="9pt" style:font-style-complex="italic" style:font-weight-complex="bold"/>
    </style:style>
    <style:style style:name="P23" style:family="paragraph" style:parent-style-name="Standard">
      <style:paragraph-properties fo:text-align="justify" style:justify-single-word="false"/>
      <style:text-properties fo:color="#000000" style:font-name="Ubuntu" fo:font-size="9pt" fo:font-style="italic" fo:font-weight="bold" style:font-size-asian="9pt" style:font-style-asian="italic" style:font-weight-asian="bold" style:font-size-complex="9pt" style:font-style-complex="italic" style:font-weight-complex="bold"/>
    </style:style>
    <style:style style:name="P24" style:family="paragraph" style:parent-style-name="Standard">
      <style:paragraph-properties fo:text-align="justify" style:justify-single-word="false"/>
      <style:text-properties fo:color="#000000" style:font-name="Ubuntu" fo:font-size="9pt" fo:font-style="italic" style:font-size-asian="9pt" style:font-style-asian="italic" style:font-size-complex="9pt" style:font-style-complex="italic"/>
    </style:style>
    <style:style style:name="P25" style:family="paragraph" style:parent-style-name="Standard">
      <style:paragraph-properties fo:text-align="justify" style:justify-single-word="false"/>
      <style:text-properties fo:color="#000000" style:font-name="Ubuntu" fo:font-size="9pt" style:font-size-asian="9pt" style:font-size-complex="9pt"/>
    </style:style>
    <style:style style:name="P26" style:family="paragraph" style:parent-style-name="Standard" style:list-style-name="L10">
      <style:paragraph-properties fo:text-align="justify" style:justify-single-word="false"/>
      <style:text-properties fo:color="#000000" style:font-name="Ubuntu" fo:font-size="9pt" style:font-size-asian="9pt" style:font-size-complex="9pt"/>
    </style:style>
    <style:style style:name="P27" style:family="paragraph" style:parent-style-name="Standard" style:list-style-name="L3">
      <style:paragraph-properties fo:text-align="justify" style:justify-single-word="false"/>
      <style:text-properties fo:color="#660066" style:font-name="Ubuntu" fo:font-size="9pt" fo:font-weight="bold" style:font-size-asian="9pt" style:font-weight-asian="bold" style:font-size-complex="9pt" style:font-weight-complex="bold"/>
    </style:style>
    <style:style style:name="P28" style:family="paragraph" style:parent-style-name="Standard">
      <style:paragraph-properties fo:text-align="justify" style:justify-single-word="false"/>
      <style:text-properties fo:color="#00ae00" style:font-name="Ubuntu" fo:font-size="9pt" fo:font-style="normal" fo:font-weight="bold" style:font-size-asian="9pt" style:font-style-asian="normal" style:font-weight-asian="bold" style:font-size-complex="9pt" style:font-style-complex="normal" style:font-weight-complex="bold"/>
    </style:style>
    <style:style style:name="P29" style:family="paragraph" style:parent-style-name="Standard" style:list-style-name="L3">
      <style:paragraph-properties fo:text-align="justify" style:justify-single-word="false"/>
      <style:text-properties fo:color="#00ae00" style:font-name="Ubuntu" fo:font-size="9pt" fo:font-weight="bold" style:font-size-asian="9pt" style:font-weight-asian="bold" style:font-size-complex="9pt" style:font-weight-complex="bold"/>
    </style:style>
    <style:style style:name="P30" style:family="paragraph" style:parent-style-name="Standard">
      <style:paragraph-properties fo:text-align="justify" style:justify-single-word="false"/>
      <style:text-properties fo:color="#0000ff" style:font-name="Ubuntu" fo:font-size="9pt" fo:font-style="normal" fo:font-weight="bold" style:font-size-asian="9pt" style:font-style-asian="normal" style:font-weight-asian="bold" style:font-size-complex="9pt" style:font-style-complex="normal" style:font-weight-complex="bold"/>
    </style:style>
    <style:style style:name="P31" style:family="paragraph" style:parent-style-name="Standard">
      <style:paragraph-properties fo:text-align="justify" style:justify-single-word="false"/>
      <style:text-properties fo:color="#0000ff" style:font-name="Ubuntu" fo:font-size="9pt" fo:font-style="italic" fo:font-weight="bold" style:font-size-asian="9pt" style:font-style-asian="italic" style:font-weight-asian="bold" style:font-size-complex="9pt" style:font-style-complex="italic" style:font-weight-complex="bold"/>
    </style:style>
    <style:style style:name="P32" style:family="paragraph" style:parent-style-name="Standard">
      <style:paragraph-properties fo:text-align="justify" style:justify-single-word="false"/>
      <style:text-properties fo:color="#0000ff" style:font-name="Ubuntu" fo:font-size="9pt" fo:font-style="italic" fo:font-weight="normal" style:font-size-asian="9pt" style:font-style-asian="italic" style:font-weight-asian="normal" style:font-size-complex="9pt" style:font-style-complex="italic" style:font-weight-complex="normal"/>
    </style:style>
    <style:style style:name="P33" style:family="paragraph" style:parent-style-name="Standard">
      <style:paragraph-properties fo:text-align="justify" style:justify-single-word="false"/>
      <style:text-properties fo:color="#0000ff" style:font-name="Ubuntu" fo:font-size="9pt" fo:font-style="italic" fo:font-weight="normal" fo:background-color="#ffffff" style:font-size-asian="9pt" style:font-style-asian="italic" style:font-weight-asian="normal" style:font-size-complex="9pt" style:font-style-complex="italic" style:font-weight-complex="normal"/>
    </style:style>
    <style:style style:name="P34" style:family="paragraph" style:parent-style-name="Standard" style:list-style-name="L10">
      <style:paragraph-properties fo:text-align="justify" style:justify-single-word="false"/>
      <style:text-properties fo:color="#0000ff" style:font-name="Ubuntu" fo:font-size="9pt" fo:font-style="italic" fo:font-weight="normal" fo:background-color="#ffffff" style:font-size-asian="9pt" style:font-style-asian="italic" style:font-weight-asian="normal" style:font-size-complex="9pt" style:font-style-complex="italic" style:font-weight-complex="normal"/>
    </style:style>
    <style:style style:name="P35" style:family="paragraph" style:parent-style-name="Standard">
      <style:paragraph-properties fo:text-align="justify" style:justify-single-word="false"/>
      <style:text-properties fo:color="#0000ff" style:font-name="Ubuntu" fo:font-size="9pt" fo:font-style="italic" style:font-size-asian="9pt" style:font-style-asian="italic" style:font-size-complex="9pt" style:font-style-complex="italic"/>
    </style:style>
    <style:style style:name="P36" style:family="paragraph" style:parent-style-name="Standard">
      <style:paragraph-properties fo:text-align="justify" style:justify-single-word="false"/>
      <style:text-properties fo:color="#0000ff" style:font-name="Ubuntu" fo:font-size="9pt" fo:font-weight="bold" fo:background-color="#ffffff" style:font-size-asian="9pt" style:font-weight-asian="bold" style:font-size-complex="9pt" style:font-weight-complex="bold"/>
    </style:style>
    <style:style style:name="P37" style:family="paragraph" style:parent-style-name="Standard">
      <style:paragraph-properties fo:text-align="justify" style:justify-single-word="false"/>
      <style:text-properties style:font-name="Ubuntu" fo:font-size="9pt" fo:font-weight="normal" style:font-size-asian="9pt" style:font-weight-asian="normal" style:font-size-complex="9pt" style:font-weight-complex="normal"/>
    </style:style>
    <style:style style:name="P38" style:family="paragraph" style:parent-style-name="Standard">
      <style:paragraph-properties fo:text-align="justify" style:justify-single-word="false"/>
      <style:text-properties style:font-name="Ubuntu" fo:font-size="9pt" fo:font-weight="bold" style:font-size-asian="9pt" style:font-weight-asian="bold" style:font-size-complex="9pt" style:font-weight-complex="bold"/>
    </style:style>
    <style:style style:name="P39" style:family="paragraph" style:parent-style-name="Standard">
      <style:paragraph-properties fo:text-align="justify" style:justify-single-word="false"/>
      <style:text-properties fo:color="#280099" style:font-name="Ubuntu" fo:font-size="9pt" fo:font-style="normal" fo:font-weight="bold" style:font-size-asian="9pt" style:font-style-asian="normal" style:font-weight-asian="bold" style:font-size-complex="9pt" style:font-style-complex="normal" style:font-weight-complex="bold"/>
    </style:style>
    <style:style style:name="P40" style:family="paragraph" style:parent-style-name="Standard">
      <style:paragraph-properties fo:text-align="justify" style:justify-single-word="false"/>
      <style:text-properties fo:color="#c90016" style:font-name="Ubuntu" fo:font-size="9pt" fo:font-style="normal" fo:font-weight="bold" style:font-size-asian="9pt" style:font-style-asian="normal" style:font-weight-asian="bold" style:font-size-complex="9pt" style:font-style-complex="normal" style:font-weight-complex="bold"/>
    </style:style>
    <style:style style:name="P41" style:family="paragraph" style:parent-style-name="Standard">
      <style:paragraph-properties fo:text-align="justify" style:justify-single-word="false"/>
      <style:text-properties fo:color="#c90016" style:font-name="Ubuntu"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Standard">
      <style:paragraph-properties fo:text-align="justify" style:justify-single-word="false"/>
      <style:text-properties fo:color="#800000" style:font-name="Ubuntu" fo:font-size="9pt" fo:font-weight="normal" style:font-size-asian="9pt" style:font-weight-asian="normal" style:font-size-complex="9pt" style:font-weight-complex="normal"/>
    </style:style>
    <style:style style:name="P43" style:family="paragraph" style:parent-style-name="Standard">
      <style:paragraph-properties fo:text-align="justify" style:justify-single-word="false"/>
      <style:text-properties fo:color="#ff0000" style:font-name="Ubuntu" fo:font-size="9pt" fo:font-weight="normal" style:font-size-asian="9pt" style:font-weight-asian="normal" style:font-size-complex="9pt" style:font-weight-complex="normal"/>
    </style:style>
    <style:style style:name="P44" style:family="paragraph" style:parent-style-name="Standard">
      <style:paragraph-properties fo:text-align="justify" style:justify-single-word="false"/>
      <style:text-properties fo:color="#ff0000" style:font-name="Ubuntu" fo:font-size="9pt" fo:font-weight="normal" fo:background-color="#ffffff" style:font-size-asian="9pt" style:font-weight-asian="normal" style:font-size-complex="9pt" style:font-weight-complex="normal"/>
    </style:style>
    <style:style style:name="P45" style:family="paragraph" style:parent-style-name="Standard">
      <style:paragraph-properties fo:text-align="justify" style:justify-single-word="false"/>
      <style:text-properties fo:color="#ff0000" style:font-name="Ubuntu" fo:font-size="9pt" fo:font-weight="bold" style:font-size-asian="9pt" style:font-weight-asian="bold" style:font-size-complex="9pt" style:font-weight-complex="bold"/>
    </style:style>
    <style:style style:name="P46" style:family="paragraph" style:parent-style-name="Standard">
      <style:paragraph-properties fo:text-align="justify" style:justify-single-word="false"/>
      <style:text-properties fo:color="#ff0000" style:font-name="Ubuntu" fo:font-size="9pt" style:font-size-asian="9pt" style:font-size-complex="9pt"/>
    </style:style>
    <style:style style:name="P47" style:family="paragraph" style:parent-style-name="Standard">
      <style:paragraph-properties fo:text-align="justify" style:justify-single-word="false"/>
      <style:text-properties fo:color="#ff3333" style:font-name="Ubuntu" fo:font-size="9pt" fo:font-weight="normal" fo:background-color="#ffffff"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color="#00ae00"/>
    </style:style>
    <style:style style:name="T6" style:family="text">
      <style:text-properties fo:color="#280099" fo:font-style="normal" fo:font-weight="bold" style:font-style-asian="normal" style:font-weight-asian="bold" style:font-style-complex="normal" style:font-weight-complex="bold"/>
    </style:style>
    <style:style style:name="T7" style:family="text">
      <style:text-properties fo:color="#c90016"/>
    </style:style>
    <style:style style:name="T8" style:family="text">
      <style:text-properties fo:color="#ff0000"/>
    </style:style>
    <style:style style:name="T9" style:family="text">
      <style:text-properties fo:font-style="italic" style:font-style-asian="italic" style:font-style-complex="italic"/>
    </style:style>
    <style:style style:name="T10" style:family="text">
      <style:text-properties fo:color="#ff6309" style:text-position="super 58%" fo:font-weight="normal" style:font-weight-asian="normal" style:font-weight-complex="normal"/>
    </style:style>
    <style:style style:name="T11" style:family="text">
      <style:text-properties fo:color="#ff6309" fo:font-weight="normal" style:font-weight-asian="normal" style:font-weight-complex="normal"/>
    </style:style>
    <style:style style:name="T12" style:family="text">
      <style:text-properties fo:color="#aecf00"/>
    </style:style>
    <style:style style:name="T13" style:family="text">
      <style:text-properties fo:color="#660066" style:text-position="super 58%" fo:font-weight="normal" style:font-weight-asian="normal" style:font-weight-complex="normal"/>
    </style:style>
    <style:style style:name="T14" style:family="text">
      <style:text-properties fo:color="#660066" fo:font-weight="bold" style:font-weight-asian="bold" style:font-weight-complex="bold"/>
    </style:style>
    <style:style style:name="T15" style:family="text">
      <style:text-properties fo:color="#660066" fo:font-weight="normal" style:font-weight-asian="normal" style:font-weight-complex="normal"/>
    </style:style>
    <style:style style:name="T16" style:family="text">
      <style:text-properties fo:color="#000000"/>
    </style:style>
    <style:style style:name="T17" style:family="text">
      <style:text-properties fo:color="#0000ff" fo:font-style="italic" style:font-style-asian="italic" style:font-style-complex="italic"/>
    </style:style>
    <style:style style:name="T18" style:family="text">
      <style:text-properties fo:color="#0000ff" fo:font-style="italic" fo:font-weight="bold" style:font-style-asian="italic" style:font-weight-asian="bold" style:font-style-complex="italic" style:font-weight-complex="bold"/>
    </style:style>
    <style:style style:name="T19" style:family="text">
      <style:text-properties style:font-name="Ubuntu"/>
    </style:style>
    <style:style style:name="T20" style:family="text">
      <style:text-properties style:font-name="Ubuntu"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ept of Groups:</text:p>
      <text:p text:style-name="P6">Groups is the basic building concept in the system. Groups are to be treated as similar to the google+ circles but the behavior and use of groups is completely different in our system. Groups can be teams of members who work on a project or similar to email aliases. Any member can be a member of more than one group. Facilities in the system are either cater to the groups or individuals.</text:p>
      <text:p text:style-name="P2"/>
      <text:p text:style-name="P2">Group Profile Pages:</text:p>
      <text:p text:style-name="P37"><text:span text:style-name="T16">Group profile pages can have things like the objective of the group and the members of the group and other public information of the group.</text:span> <text:span text:style-name="T16">A group profile page should act as a live wiki page for the group, it automatically displays the public up to date information which is meant for non members, the rendering can be different for members and nonmembers. Things like announcements and bulletin boards and other things can be published on this page, all the updates appear on the profile in page real time. </text:span></text:p>
      <text:p text:style-name="P6"/>
      <text:p text:style-name="P2">Group Administrative interface:</text:p>
      <text:p text:style-name="P12">Using this interface the group owner can administer the group. Things like group creation/deletion/configuration will be possible from this interface. Admin can add/delete members from this group and can configure the privacy settings of the group.</text:p>
      <text:p text:style-name="P12"/>
      <text:p text:style-name="P2">Kons:</text:p>
      <text:p text:style-name="P6">Much of the emails are conversations, people or teams converse or discuss topics on email today. The problem with the conversations on email is , <text:s/>email is not built for handling conversations or discussions. Conversations on the email are hard to read and understand and counter intuitive. Much of the content is cluttered with the mail headers and other things like signatures etc. People use different signatures to indicate their comments and the email system itself tries to differentiate using colors, but none of these things present a natural interface. </text:p>
      <text:p text:style-name="P6"/>
      <text:p text:style-name="P6">Kons tries to present conversations in a more natural and aesthetic manner which is more pleasing to the eyes. Kons feeds look like the google+ feeds but appear and behave differently. Every user's text is represented in a different color for visual differentiation. <text:s/>Each new level of comments or replies are indented and start at a new level, any new text blinks to indicate its freshness. Kons feeds are more clean and only show their meta data (author, time etc) when mouse hovers over them, this reduces the clutter and just highlights the text hiding all irrelevant things. </text:p>
      <text:p text:style-name="P6"/>
      <text:p text:style-name="P6">Features of Kons</text:p>
      <text:p text:style-name="P6"/>
      <text:list xml:id="list573427529" text:style-name="L1">
        <text:list-item>
          <text:p text:style-name="P7">Every kons can be accessed by its hyper-link when it appears in the search results or referred any where.</text:p>
        </text:list-item>
        <text:list-item>
          <text:p text:style-name="P7">Kons feeds can be public or private. All public feeds are displayed on the group's wiki page, public feeds will appear in searches done by other groups and non members.</text:p>
        </text:list-item>
        <text:list-item>
          <text:p text:style-name="P7">Feeds can be commented, liked, disliked, locked etc. A comment on the feed in turn behaves like a new feed and all the characteristics and controls apply.</text:p>
        </text:list-item>
        <text:list-item>
          <text:p text:style-name="P7">Feeds can be locked and unlocked to disable/enable the controls on the feed. </text:p>
        </text:list-item>
        <text:list-item>
          <text:p text:style-name="P7">Feeds cannot exceed more than 200 characters.</text:p>
        </text:list-item>
        <text:list-item>
          <text:p text:style-name="P7">Feeds are numbered so as to refer to them easily.</text:p>
        </text:list-item>
        <text:list-item>
          <text:p text:style-name="P7">Every feed has a + and – buttons. Clicking on a + button will register the user as a liker of the feed while clicking the – button will do the opposite. After clicking the + and – buttons the buttons are disabled for the user or change color similar to the+1 button.</text:p>
        </text:list-item>
        <text:list-item>
          <text:p text:style-name="P7">Controls are present to expand and collapse the individual feeds and the conversations.</text:p>
        </text:list-item>
        <text:list-item>
          <text:p text:style-name="P7">Kons can be sorted on basis of date, author, popularity etc in the kons page.</text:p>
        </text:list-item>
      </text:list>
      <text:list xml:id="list286544177" text:style-name="L2">
        <text:list-item>
          <text:p text:style-name="P8">Kons can be collapsed, when collapsed kons appear in minimal view. Minimal view only displays the latest 2 feeds. <text:s/></text:p>
        </text:list-item>
        <text:list-item>
          <text:p text:style-name="P8">Every group has an email alias automatically created when the group is created. A non member can converse with the group using this alias.</text:p>
        </text:list-item>
      </text:list>
      <text:p text:style-name="P6"/>
      <text:p text:style-name="P6"/>
      <text:p text:style-name="P6">Alice started the conversation. Alice's feed will be the parent and will always be displayed. Later Bob replies and then Candy replies followed by Dice. The Kons will only display Alice's and Candy's and Dice's feed but not the Bob's feed. An expand button will <text:s/>be displayed on the kon when clicked will display the Bob's feed as well.</text:p>
      <text:p text:style-name="P6">The look and feel of a sample kons in expanded view,</text:p>
      <text:p text:style-name="P6"/>
      <text:p text:style-name="P37"><text:tab/><text:tab/><text:tab/>1<text:tab/><text:span text:style-name="T6">What is the best place to visit In bangalore ? <text:s text:c="2"/></text:span></text:p>
      <text:p text:style-name="P39"><text:tab/><text:tab/><text:tab/><text:tab/><text:span text:style-name="T2"> + - * x c<text:tab/><text:tab/><text:tab/><text:tab/>-Alice 12:30:45 Tue 25</text:span><text:span text:style-name="T4">th</text:span><text:span text:style-name="T2"> may 11</text:span></text:p>
      <text:p text:style-name="P30"><text:tab/><text:tab/><text:tab/> 2<text:tab/><text:tab/><text:span text:style-name="T5">I think you can go to koramangala <text:s/></text:span></text:p>
      <text:p text:style-name="P28"><text:tab/><text:tab/><text:tab/><text:tab/><text:tab/><text:span text:style-name="T2">+ - * x c<text:tab/><text:tab/><text:tab/><text:tab/>-</text:span><text:span text:style-name="T2">Bob 12:35:50 Tue 25</text:span><text:span text:style-name="T4">th</text:span><text:span text:style-name="T2"> may 11</text:span></text:p>
      <text:p text:style-name="P28"><text:tab/><text:tab/><text:tab/> 3<text:tab/><text:tab/>Go to indiranagar <text:s/></text:p>
      <text:p text:style-name="P28"><text:tab/><text:tab/><text:tab/><text:tab/><text:tab/><text:span text:style-name="T2">+ - * x c<text:tab/><text:tab/>-</text:span><text:span text:style-name="T2">Cathy 1:00:00 Tue 25</text:span><text:span text:style-name="T4">th</text:span><text:span text:style-name="T2"> may 11</text:span></text:p>
      <text:p text:style-name="P30"><text:tab/><text:tab/><text:tab/> 4<text:tab/><text:tab/><text:tab/><text:span text:style-name="T7">indiranagar sucks, go to MG ROAD</text:span><text:span text:style-name="T7"> <text:s/></text:span></text:p>
      <text:p text:style-name="P40"><text:tab/><text:tab/><text:tab/><text:tab/><text:tab/><text:tab/><text:span text:style-name="T2">+ - * x c <text:tab/><text:tab/><text:tab/>- Dice 1:30:00 Tue 25</text:span><text:span text:style-name="T4">th</text:span><text:span text:style-name="T2"> may 11</text:span></text:p>
      <text:p text:style-name="P41"><text:soft-page-break/></text:p>
      <text:p text:style-name="P40"><text:span text:style-name="T11">In the above kons feed , 1</text:span><text:span text:style-name="T10">st</text:span><text:span text:style-name="T11"> feed is the original feed posted by Alice and then “commented” by Bob and Cathy. The 4</text:span><text:span text:style-name="T10">th</text:span><text:span text:style-name="T11"> comment is a comment on the 3</text:span><text:span text:style-name="T10">rd</text:span><text:span text:style-name="T11"> feed made by Dice. We can notice that all the comments of a feed are displayed at the same indentation level, since they are all siblings. </text:span></text:p>
      <text:p text:style-name="P42"/>
      <text:p text:style-name="P6">Also there should be a facility to allow comments on parts of previous feeds. For example if a previous feed is in the form of bullets or points, the person who is replying to the bullets would like his replies 'inline' with the bullets of the previous feed. It would be good to have each users feeds or comments in different colors just to make the kons look and feel natural as real life conversations. There should be an option to reply to the feed or to reply 'inline' to the feed. we can slightly blink the latest feed to indicate its latest. This will be user specific, the blinking will stop after a min. This is more intuitive compared to the above approach however it should be made sure that the blinking is not irritating and displeasing to the user.</text:p>
      <text:p text:style-name="P6"/>
      <text:p text:style-name="P6">An example of this is depicted below </text:p>
      <text:p text:style-name="P6"/>
      <text:p text:style-name="P43"><text:tab/><text:tab/><text:tab/><text:tab/><text:span text:style-name="T14">Here are few questions on the platform details.</text:span><text:span text:style-name="T1"> </text:span></text:p>
      <text:p text:style-name="P45"><text:tab/><text:tab/><text:tab/><text:tab/><text:tab/><text:span text:style-name="T5">Pls find my replies</text:span><text:span text:style-name="T12">.</text:span></text:p>
      <text:list xml:id="list176938021" text:style-name="L3">
        <text:list-item>
          <text:list>
            <text:list-item>
              <text:list>
                <text:list-item>
                  <text:list>
                    <text:list-item>
                      <text:list>
                        <text:list-item>
                          <text:list>
                            <text:list-item>
                              <text:list>
                                <text:list-item>
                                  <text:list>
                                    <text:list-item>
                                      <text:list>
                                        <text:list-item>
                                          <text:list>
                                            <text:list-item>
                                              <text:p text:style-name="P27">What is the Operating system ?</text:p>
                                              <text:p text:style-name="P29">Unix.</text:p>
                                            </text:list-item>
                                            <text:list-item>
                                              <text:p text:style-name="P27">What is the Programming language ? </text:p>
                                              <text:p text:style-name="P29">C++.</text:p>
                                            </text:list-item>
                                            <text:list-item>
                                              <text:p text:style-name="P27">What is the machine architecture ? </text:p>
                                              <text:p text:style-name="P29">PowerPC.</text:p>
                                            </text:list-item>
                                          </text:list>
                                        </text:list-item>
                                      </text:list>
                                    </text:list-item>
                                  </text:list>
                                </text:list-item>
                              </text:list>
                            </text:list-item>
                          </text:list>
                        </text:list-item>
                      </text:list>
                    </text:list-item>
                  </text:list>
                </text:list-item>
              </text:list>
            </text:list-item>
          </text:list>
        </text:list-item>
      </text:list>
      <text:p text:style-name="P45"><text:tab/><text:tab/><text:tab/><text:tab/><text:span text:style-name="T15">+-*xc <text:tab/><text:tab/><text:tab/><text:tab/>-Alice 12:30:45 Tue 25</text:span><text:span text:style-name="T13">th</text:span><text:span text:style-name="T15"> may 11.</text:span><text:span text:style-name="T2"> </text:span></text:p>
      <text:p text:style-name="P45"><text:tab/><text:tab/><text:tab/><text:tab/></text:p>
      <text:p text:style-name="P43"><text:tab/><text:tab/><text:tab/><text:tab/>notice the color difference between the user's replies.</text:p>
      <text:p text:style-name="P43"/>
      <text:p text:style-name="P20">Kons should be designed as a gadget which can be appended to any element in the system on which discussions can happen. Few examples are mentioned down below </text:p>
      <text:p text:style-name="P20">Tickets in painpoint can have a kons gadget displayed with it, this kons will display the discussions happening on the ticket. </text:p>
      <text:p text:style-name="P20">Documents in the vault can also have a kons gadget displayed with them, this kons gadget will display the discussions happening on the document. </text:p>
      <text:p text:style-name="P20">Blogs can have a kons gadget below them which will display the comments and conversations on the blog.</text:p>
      <text:p text:style-name="P6"/>
      <text:p text:style-name="P2">Planner:</text:p>
      <text:p text:style-name="P6">Planner helps to plan the events and meetings of the group. Every group has a planner to which events can be added to and deleted from. Events can be created by anybody in the group, events can only be modified/deleted/snoozed by their creator. Planner will display all the past/present/future events. Planner can send reminders to all the attendees few mins before the event.</text:p>
      <text:p text:style-name="P6"/>
      <text:list xml:id="list684116534" text:style-name="L4">
        <text:list-item>
          <text:p text:style-name="P9">Events can be created in the planner, deleted, edited by group members.</text:p>
        </text:list-item>
        <text:list-item>
          <text:p text:style-name="P9">While creating a new event, planner can check for conflicts of timings of all the group members with other events. Planner will pop up a warning if the event being created is <text:s/>conflicting with other group members events or other events of the creator. Users can choose to ignore the warnings and can proceed with the creation of the event.</text:p>
        </text:list-item>
        <text:list-item>
          <text:p text:style-name="P9">Events can be recurring events as well, when a recurring event is created an event will be created for all the recurring date or time. Recurring events will be only on a day basis. </text:p>
        </text:list-item>
        <text:list-item>
          <text:p text:style-name="P9">Different colors will be used to display the state of events. Events which are pending will display a green color, events which are happening now will be displayed in orange color, events will stay in orange for one hour after which they are declared stale, stale events will be displayed in red color. An event will be declared stale after the time of the event and changes color. </text:p>
        </text:list-item>
        <text:list-item>
          <text:p text:style-name="P9">Another cool feature requirement we often come across is “<text:span text:style-name="T9">What time is it there in other country when it is this time @ our place</text:span> ?”. A time calculation feature is provided to display the world time and times of other time zones and <text:s/>locations.</text:p>
        </text:list-item>
        <text:list-item>
          <text:p text:style-name="P13">Orange color events will display a conference icon on clicking which it will start a new conference with all the users in the invite. 2 views need to be presented to the users. First view which displays the groups schedule and events and the second view which displays his/her schedule and events.</text:p>
        </text:list-item>
        <text:list-item>
          <text:p text:style-name="P13">Standard formats like icalendar and caldav formats are supported to expose interface to 3<text:span text:style-name="T3">rd</text:span> party applications. By following standards we can leverage existing implementations and libraries thus we can reduce the implementation effort.</text:p>
        </text:list-item>
      </text:list>
      <text:p text:style-name="P1"/>
      <text:p text:style-name="P1">Activity stream: </text:p>
      <text:p text:style-name="P1">Activity stream modeled after <text:a xlink:type="simple" xlink:href="http://www.jaiku.com/">www.jaiku.com</text:a>.</text:p>
      <text:p text:style-name="P1">Activity stream can be there for users and groups. </text:p>
      <text:p text:style-name="P1">Activity stream can be public or private. </text:p>
      <text:p text:style-name="P1"><text:soft-page-break/>For user, activity stream can show things like his commits, <text:s/>document edits and all other things others might be interested in. <text:s/>A user can choose to hide his activity stream or can give access to only his group. It needs to be explored what can we display in the activity stream of the group.</text:p>
      <text:p text:style-name="P1"/>
      <text:p text:style-name="P5">Single button for starting conference:</text:p>
      <text:p text:style-name="P12">A conference can be started any time with a single button, when the event hits its absolute time the event will display a conference button on it, clicking this conference button will automatically start a group conference inviting all the participants intended.</text:p>
      <text:p text:style-name="P38"/>
      <text:p text:style-name="P31">note:</text:p>
      <text:p text:style-name="P32">Daylight savings need to be taken care when designing and implementing the calendar application.</text:p>
      <text:p text:style-name="P32"/>
      <text:p text:style-name="P2">Document Vault:</text:p>
      <text:p text:style-name="P12">Vault is provided to address the storage requirements of the group. Interface of the vault looks like file explorer in operating systems.</text:p>
      <text:list xml:id="list89601607" text:style-name="L5">
        <text:list-item>
          <text:p text:style-name="P14">Every circle will have a vault facility. A vault is a storage facility with an interface similar to an operating system folder. Files can be added to the vault, deleted from and can be edited.</text:p>
        </text:list-item>
        <text:list-item>
          <text:p text:style-name="P14">Multiple views like grid, list and compact are supported.</text:p>
        </text:list-item>
        <text:list-item>
          <text:p text:style-name="P14">Unlike a normal file folder, files in the vault have version information. Every file will have versions of its previous incarnations.</text:p>
        </text:list-item>
        <text:list-item>
          <text:p text:style-name="P14">When a file is downloaded from the vault the latest version of the file is downloaded. To download a older version of the same file the user needs to expand the version list of the file and click on the older versions of the file.</text:p>
        </text:list-item>
        <text:list-item>
          <text:p text:style-name="P14">When a file is dropped in to the vault, the server checks whether a file with the same name is there in the vault or not , if it doesn't exist it will put the file in the vault. If a file already exists with the same name then it <text:s/>will prompt the user that the file will be kept as a new version. </text:p>
        </text:list-item>
        <text:list-item>
          <text:p text:style-name="P14">Whether a new file or existing file is kept in the vault it will ask for a comment or description similar to the SVN commit. </text:p>
        </text:list-item>
        <text:list-item>
          <text:p text:style-name="P14">Cross references similar to the symbolic links in the UNIX should be allowed across vaults which will reduce the duplicate copies of files. </text:p>
        </text:list-item>
        <text:list-item>
          <text:p text:style-name="P14">Entire folders can be dragged and dropped in to the vault, vault will add the files recursively in the sub-folders as well.</text:p>
        </text:list-item>
        <text:list-item>
          <text:p text:style-name="P14">Notifications will be generated whenever any activity happens in the vault.</text:p>
        </text:list-item>
      </text:list>
      <text:p text:style-name="P12"/>
      <text:p text:style-name="P12">Since the operations on the vault are time consuming and can block the UI for unacceptably longer periods all the file operations on the client side should be performed in a separate javascript worker thread. If the file operation is canceled in the middle there shouldn't be any residue folders or files left on the server. </text:p>
      <text:p text:style-name="P21"/>
      <text:p text:style-name="P2">Real time communications using audio/video/text/desktop grab:</text:p>
      <text:p text:style-name="P6">All the real time communications above mentioned are available in a communication gadget. Communication gadget pops up when mouse hovers over a user's name. Communication gadget hosts all the buttons for the facilities, and also displays the other user's status.</text:p>
      <text:p text:style-name="P6"/>
      <text:list xml:id="list2136275133" text:style-name="L6">
        <text:list-item>
          <text:p text:style-name="P3">Text: <text:span text:style-name="T2">Textual communication is implemented in a similar fashion to the usual tools available nothing different. The chat window is tabbed. Conversational history is stored and can be browsed and deleted later. <text:s/>Textual chat should support with more than one person at a time ala conference. Each users text should be displayed with a separate color. Group chat is also possible with one click.</text:span></text:p>
        </text:list-item>
        <text:list-item>
          <text:p text:style-name="P3">Audio Call: <text:span text:style-name="T2">Audio call can be made to another users computer using the communication gadget audio call button. This will be of help when there is a shortage of bandwidth.</text:span></text:p>
        </text:list-item>
        <text:list-item>
          <text:p text:style-name="P3">Video Call: <text:s/><text:span text:style-name="T2">Video call is similar to the video calls available in other tools. There is nothing much different to the commonly available features. </text:span></text:p>
        </text:list-item>
        <text:list-item>
          <text:p text:style-name="P3">Desktop grab and share: <text:s/><text:span text:style-name="T2">Desktop grab and share helps the user to control another user's desktop or relay his desktop to a user or a group of other users. All things are possible only when the user gives read or write permission to his/her desktop. More features and their interface are discussed below, </text:span></text:p>
          <text:p text:style-name="P10">Desktop grab icon is visible in the communication gadget. Users should be able to grab another user's desktop only with his/her permission. </text:p>
          <text:p text:style-name="P10">Access to the desktop can be of READ/WRITE access. In READ access the user will be able to only view the other user's desktop. In WRITE access mode the user will be able to perform actions on the other users desktop. All this is possible only when the other user grants permission to his/her desktop.</text:p>
          <text:p text:style-name="P10">A permission window pops up when any body requests access to his/her desktop. READ access is sharable but not the WRITE access.</text:p>
          <text:p text:style-name="P10">Sessions can be recorded and saved in to a media file.</text:p>
        </text:list-item>
        <text:list-item>
          <text:p text:style-name="P3">File transfer between users: <text:s/><text:span text:style-name="T2">It is possible to send files to other users directly by passing the server. We can choose to limit the size of the files in the initial versions.</text:span></text:p>
          <text:p text:style-name="P22"/>
        </text:list-item>
      </text:list>
      <text:p text:style-name="P5"><text:soft-page-break/>Pain Point:</text:p>
      <text:p text:style-name="P12">Pain point is a lightweight issue tracker. Issue tracker is based on the lines of BUGZILLA or GNATS. Pain point will have support for raising tickets and will support states like open, close etc. for more information refer to GNATS or BUGZILLA. Instead of copying the same GUI offered by the GNATS and BUGZILLA systems the UI needs to be more fluid like web 2.0 with more animations.</text:p>
      <text:p text:style-name="P12"/>
      <text:p text:style-name="P5">Basket:</text:p>
      <text:p text:style-name="P12">Basket is a file storage facility for the group. The main difference between files in vault and basket is there is no versioning information maintained for the contents of basket. </text:p>
      <text:p text:style-name="P12">More features are explained below</text:p>
      <text:p text:style-name="P12"/>
      <text:list xml:id="list340535841" text:style-name="L7">
        <text:list-item>
          <text:p text:style-name="P15">Files and folders in the basket can be created/modified/deleted at will by all members of the group. The basket just acts like a web interface to the operating system folder on the server.</text:p>
        </text:list-item>
      </text:list>
      <text:list xml:id="list492507798" text:style-name="L8">
        <text:list-item>
          <text:p text:style-name="P16">A log of all operations on the contents of the basket will be maintained for future reference, this feature is similar to the history feature in the UNIX operating system. </text:p>
        </text:list-item>
        <text:list-item>
          <text:p text:style-name="P16">A lightweight command line facility will also be provided to operate on the files in the folder, Almost all the commands supported by the UNIX are supported. This will be very late in the product development cycle and is not a priority. <text:s/></text:p>
        </text:list-item>
        <text:list-item>
          <text:p text:style-name="P16">Files and folders can be dragged and dropped from the desktop directly in to the basket.</text:p>
          <text:p text:style-name="P16"/>
        </text:list-item>
      </text:list>
      <text:p text:style-name="P5">Email facility:</text:p>
      <text:p text:style-name="P12">An email client will be provided to check the mail as well. The collaboration server will not store the email instead the server will contact other IMAP or POP or MSEXCHANGE servers to fetch the mail and will transfer the mail to the client. Client will receive the emails in the form of xmpp messages and will display the emails. Collaboration server can store the email while fetching the mails from other servers, this is done to provide search facility over the emails as well. <text:span text:style-name="T8">With the HTML5 offline storage space in the order of gigabytes we can store the email in the client itself thus avoiding the need to download the emails from the server, but this will make the client implementation complex unnecessarily. This needs to be <text:s/>explored but this is a little less priority.</text:span></text:p>
      <text:p text:style-name="P12"/>
      <text:p text:style-name="P5">Search Facility:</text:p>
      <text:p text:style-name="P12">Every group has a search facility, below mentioned are the features of the search</text:p>
      <text:p text:style-name="P12"/>
      <text:list xml:id="list2016111860" text:style-name="L9">
        <text:list-item>
          <text:p text:style-name="P17">Search facility searches all the group related information, objects of all kinds are searched across to retrieve the results. Search in the group spans titles of the documents in the vault and the version comments, EMAIL , notice board, BASKET, <text:s/>PAINPOINT, PLANNER, KONS and TODO. <text:s/></text:p>
        </text:list-item>
        <text:list-item>
          <text:p text:style-name="P17">Search facility for the group will have a separate page and will offer suggestions as the user types in.</text:p>
        </text:list-item>
        <text:list-item>
          <text:p text:style-name="P17">Other group's public content will also show up in the search results.</text:p>
        </text:list-item>
      </text:list>
      <text:p text:style-name="P44"/>
      <text:p text:style-name="P2">Shared white board with light weight diagramming facility:</text:p>
      <text:p text:style-name="P25">A light weight scribble pad with a diagramming facility to draw simple vector drawings like flow charts and network diagrams etc . </text:p>
      <text:p text:style-name="P25"/>
      <text:list xml:id="list681891965" text:style-name="L10">
        <text:list-item>
          <text:p text:style-name="P26">Very light weight collaborative diagramming application which exports drawings to SVG images. </text:p>
        </text:list-item>
        <text:list-item>
          <text:p text:style-name="P26">Different user's drawings on the same diagram are represented by different colors, this helps us to differentiate visually. </text:p>
        </text:list-item>
        <text:list-item>
          <text:p text:style-name="P26">Diagrams are saved as files automatically in the basket or vault.</text:p>
          <text:p text:style-name="P34"/>
        </text:list-item>
      </text:list>
      <text:p text:style-name="P5">Trends:</text:p>
      <text:p text:style-name="P12">We have lot of information available with us in the form of feeds, emails and planner and pain point. We can analyze this information for patterns and generate trends, this is invaluable for the organizations to present current context. Also the search terms entered by the users need to be taken in to account when generating trends output. A separate interface need to be provided to the trends system to further improve the intelligence of the trends algorithm. <text:s/>The intelligence can be plugged in to the trends system by means of a callback handler which is invoked as part of the trends algorithm. Trends can be generated at a group level or a department level or depending on various other criterion.</text:p>
      <text:p text:style-name="P1">The user interface and the settings interface to the trends feature needs to be further explored.</text:p>
      <text:p text:style-name="P12"/>
      <text:p text:style-name="P5">Stick a note:</text:p>
      <text:p text:style-name="P12">Stick a note is a kind of notice board for the group. Its a very easy note taking application. Many times note taking involves copying a piece of text from a webpage and pasting it in the new note. This involves multiple steps today switching to the note taking application. Creating a new note, switching back to the web page, selecting the text, switching again to the note app, pasting the text in the new note. </text:p>
      <text:p text:style-name="P12"/>
      <text:p text:style-name="P12">All the above steps can be avoided by one approach, overriding the right click when a piece of text is selected. <text:s/>Displaying an option “Note it” in the right click menu, on selecting the “Note it” option if the user is logged in a new note is created <text:soft-page-break/>with the first few words as the notes title.</text:p>
      <text:p text:style-name="P12"/>
      <text:list xml:id="list2035125549" text:style-name="L11">
        <text:list-item>
          <text:p text:style-name="P18">A note can be created by just one click. Notes can be created, edited, deleted. Titles for the notes are optional and a default title will be given to each note. </text:p>
        </text:list-item>
        <text:list-item>
          <text:p text:style-name="P18">Notes are automatically arranged basing on the screen and never overlap with each other. </text:p>
        </text:list-item>
        <text:list-item>
          <text:p text:style-name="P18">Notes appear in small size and become bigger when the mouse is hovered on them. <text:s/></text:p>
        </text:list-item>
        <text:list-item>
          <text:p text:style-name="P18">Sticky note displays its author and the creation time and other additional details when mouse hovers over them.</text:p>
        </text:list-item>
      </text:list>
      <text:p text:style-name="P36"><text:span text:style-name="T9"><text:tab/>note:</text:span><text:span text:style-name="T9"> </text:span></text:p>
      <text:p text:style-name="P33"><text:tab/>This application should be very similar to the sticky notes application found in gnome panel nothing more or nothing less.</text:p>
      <text:p text:style-name="P33"/>
      <text:p text:style-name="P5">Todo:</text:p>
      <text:p text:style-name="P12">Todo is the task tracker application and displays the tasks of the group members and the group as a whole. </text:p>
      <text:p text:style-name="P12"/>
      <text:list xml:id="list1921755159" text:style-name="L12">
        <text:list-item>
          <text:p text:style-name="P19">Application will support all the primitive features of the gantt chart, additional features will be provided in addition to the gantt chart.</text:p>
        </text:list-item>
        <text:list-item>
          <text:p text:style-name="P19">Application can import and export the gantt chart in to Microsoft mpp files.</text:p>
        </text:list-item>
      </text:list>
      <text:p text:style-name="P2"/>
      <text:p text:style-name="P2">Bookmarks similar to delicious:</text:p>
      <text:p text:style-name="P6">Users can store their bookmarks in the cloud. Bookmarks stored in the cloud can be accessed across a range of devices. Bookmarks can be stored and shared with other users. <text:span text:style-name="T8">A user should be able to create a bookmark from a text selection using the mouse click.</text:span></text:p>
      <text:p text:style-name="P2"/>
      <text:p text:style-name="P2">Code Review tool:</text:p>
      <text:p text:style-name="P6">A code review tool is provided to help the group review the code. </text:p>
      <text:p text:style-name="P6"/>
      <text:list xml:id="list999778502" text:style-name="L13">
        <text:list-item>
          <text:p text:style-name="P11">Using code review tool the reviewer can insert comments on the specific line of code.</text:p>
        </text:list-item>
        <text:list-item>
          <text:p text:style-name="P11">Code review tool will provide syntax highlighting for commonly used languages like C/C++.</text:p>
        </text:list-item>
        <text:list-item>
          <text:p text:style-name="P11">Code review tool will be able to open the files in the basket, During the review the file will be opened in read only mode. </text:p>
        </text:list-item>
        <text:list-item>
          <text:p text:style-name="P11">To aid discussions on the review comments, kons gadget will be present along with every comment.</text:p>
          <text:p text:style-name="P4"/>
        </text:list-item>
      </text:list>
      <text:p text:style-name="P2">Blogs:</text:p>
      <text:p text:style-name="P6">Blogging is perhaps the easiest feature to implement and will follow the norms.</text:p>
      <text:p text:style-name="P6"/>
      <text:p text:style-name="P2">User Profile Pages:</text:p>
      <text:p text:style-name="P6">Profile pages similar to the google+ should be provided which display the profile of the user along with his picture. Refer to facebook or google+ for suggestions. Profile can have additional details like the department and the role of the user and his business extension as well all information which makes sense in a corporate context.</text:p>
      <text:p text:style-name="P12"/>
      <text:p text:style-name="P2">Alerts:</text:p>
      <text:p text:style-name="P6">Alerts are similar to RSS , unlike RSS they can be attached to any thing which can be tracked. </text:p>
      <text:p text:style-name="P6">Alerts can be set on objects like documents, feeds etc in the system to get notifications when they change.</text:p>
      <text:p text:style-name="P6"/>
      <text:p text:style-name="P2">User settings:</text:p>
      <text:p text:style-name="P6">User settings should be stored on the server side. Settings like the css settings and other configuration parameters form user's settings.</text:p>
      <text:p text:style-name="P6"/>
      <text:p text:style-name="P2">Integration with services like google+ and facebook:</text:p>
      <text:p text:style-name="P6">Integration with other public services like Google+ and facebook and other services which expose apis via xmpp. This can be taken up very late in the game as this is not a mandatory thing in the initial stage. </text:p>
      <text:p text:style-name="P12"/>
      <text:p text:style-name="P5">Extensions or Plugins:</text:p>
      <text:p text:style-name="P12">It should be possible <text:s/>to extend the product by writing extensions/plugins at the server side. <text:s/>This should be done with out requiring any client side changes. The information about how to render/display the UI of the plugin/extension should come from the plugin itself. Some of the core applications should also be written as extensions. An example can be the TODO or stick a note application which should be written as a plugin. Extensions and plugins can only be installed on the server side. Only admin can install new extensions and all the extensions run with root priviliges. Some of the extensions appear to the user as add-ons and can be installed and customized in his view.</text:p>
      <text:p text:style-name="P12"/>
      <text:p text:style-name="P5">Callbacks:</text:p>
      <text:p text:style-name="P12">Callbacks are a mechanism to plugin the rules in to the system. </text:p>
      <text:p text:style-name="P12">Callbacks can be written in a scripting language like php or python or lua and are invoked post and pre of any action. </text:p>
      <text:p text:style-name="P12">Callbacks will be run in the context of the server, any delay in the callback will slow down the entire activity of the server. </text:p>
      <text:p text:style-name="P12"><text:soft-page-break/>Callback scripts are only to be <text:s/>deployed by the admin and all the callback scripts run with root privileges. </text:p>
      <text:p text:style-name="P12">All the callbacks receive the object and the action request information. </text:p>
      <text:p text:style-name="P12"/>
      <text:p text:style-name="P5">Voice interface to the product:</text:p>
      <text:p text:style-name="P12">Voice interface to the product needs to be explored. Interface can be similar to the apple SIRI. Canned sequence of commands can be supported, when the voice input matches against canned sequence of commands, tasks can be run on behalf of the user, the result of the task can be communicated immediately or later up on completion of the task. This can be taken up very late in the project after all the other features. </text:p>
      <text:p text:style-name="P12"/>
      <text:p text:style-name="P5">Me:</text:p>
      <text:p text:style-name="P12">Me is the personal aspect of the product where we provide features and applications which are meant for an individual user. Some sample applications which come under the “Me” are listed below. </text:p>
      <text:p text:style-name="P12">Regular chat : This will display all the messages sent and received by the user. </text:p>
      <text:p text:style-name="P12">File space: A file space which displays the folders and files of the users pretty much like a briefcase. </text:p>
      <text:p text:style-name="P12">Email client: Email client which can display the emails for the user. </text:p>
      <text:p text:style-name="P12">Todo : A <text:s/>todo task reminder which will display the todo list of the user. </text:p>
      <text:p text:style-name="P12">Any other plugins/extensions which are installed by the user. </text:p>
      <text:p text:style-name="P12">A separate ribbon should be displayed which will present the application icons to the user on clicking which the applications open in different tabs of the browser.</text:p>
      <text:p text:style-name="P12">User's bookmarks can be stored on the server and can be quried using the bookmark app. Also users can share each others bookmarks.</text:p>
      <text:p text:style-name="P6"/>
      <text:p text:style-name="P2">Control Panel:</text:p>
      <text:p text:style-name="P6">Control panel helps the admin to administer the collaboration server. Control panel can be used to change the settings of the server. </text:p>
      <text:p text:style-name="P6">Admin can issue a reboot using the control panel. </text:p>
      <text:p text:style-name="P6">Admin can install plugins and extensions on the server side using control panel.</text:p>
      <text:p text:style-name="P6">Admin can install callback scripts.</text:p>
      <text:p text:style-name="P6"/>
      <text:p text:style-name="P2"><text:tab/><text:tab/><text:tab/><text:tab/>User Interface</text:p>
      <text:p text:style-name="P25">Special consideration should be given when designing user interfaces, this is the utmost important feature which will be strikingly different from other software and can give an edge over competition. before designing the user interface please visit sites like MIT technology review, google+ and facebook. The client will run in the browser and will use client side web technologies like javascript and html5 and css3. Our main concentration will be on the chrome browser and no other browsers will be supported.</text:p>
      <text:p text:style-name="P25"/>
      <text:p text:style-name="P2">End device and screen size:</text:p>
      <text:p text:style-name="P25">Screen size of the end device is the utmost important thing and need to be kept in mind while designing any new windows, screens or views. end device can be a laptop or an android tablet or a normal desktop PC with a monitor. As there is an increasing penetration of laptops and tablets these days, special consideration need to be given to tablets. <text:s text:c="4"/>There might be separate code encased in macros wherever the code needs to be different for end devices. for ex: A feature can be enabled or disabled or behave differently</text:p>
      <text:p text:style-name="P25"><text:s text:c="5"/>when the client is running on android tablet or a laptop. The client might not have the stylus or touch facility while running on the laptop or a desktop. This needs to be taken in to consideration while designing the user interface a feature must not be accessible only through a device. however there are certain limitations like the shared white board may not be accessible if the user does not have a tablet facility. This is an exception. </text:p>
      <text:p text:style-name="P25"/>
      <text:p text:style-name="P2">Perspective of the User interface:</text:p>
      <text:p text:style-name="P25">Very minimal text need to be presented to the user. All the icons need to be very intuitive with text displaying in the tool bar when mouse hovers on the icon. for example look at the google+, apple.</text:p>
      <text:p text:style-name="P2"><text:s text:c="4"/></text:p>
      <text:p text:style-name="P2">Any thing which requires the user Intervention:</text:p>
      <text:p text:style-name="P25">Any thing which requires the user intervention should blink the window border just like gmail chat. for ex: if a user has a chat message when the user is viewing a different tab then the tab with the chat window should start blinking. This behavior propagates to the tab when any one of the sub windows or buttons require user intervention.</text:p>
      <text:p text:style-name="P25"/>
      <text:p text:style-name="P2">Tabbed behavior:</text:p>
      <text:p text:style-name="P25">Tabs are very important and should be used very often. There should be a tab for every purpose. Tabs can be used for different purposes like shared white board, chat messages and other information. </text:p>
      <text:p text:style-name="P25"/>
      <text:p text:style-name="P2">Customization of the client look:</text:p>
      <text:p text:style-name="P6">This is a very important feature. Every thing on the client side should be designed and developed keeping this feature in mind. Any development or design on the client side should take this in to consideration. Care should be taken such that new features on the client side do not break this feature and adhere to this. </text:p>
      <text:p text:style-name="P37"/>
      <text:p text:style-name="P45"><text:soft-page-break/>Meta information display:</text:p>
      <text:p text:style-name="P43">Display of meta information of different types of elements should be displayed only when the mouse hovers the elements. For example when the mouse hovers over feeds things like the like count , share count , comment counts can be displayed. This is very important for the user interface as it saves the screen space and also offers an unobtrusive feel of the interface to the product. </text:p>
      <text:p text:style-name="P46"/>
      <text:p text:style-name="P2">Visual notifications of the events:</text:p>
      <text:p text:style-name="P25">Many events happen during the operation of the system. Events like file creation, deletion in vault. Events getting added to the planner etc. All these events are notified to the users of the group as notifications. Visual notifications pop up at the users work space when the user is logged in. If the user is not logged in then the same notifications are queued and displayed the next time when the user is logged in. Notifications disappear when the user has checked out them and are cleared from the users queue.</text:p>
      <text:p text:style-name="P23"/>
      <text:p text:style-name="P2"><text:tab/><text:tab/><text:tab/>Installation and run time environments of the client and server</text:p>
      <text:p text:style-name="P25">Installation and run time assumptions of the client and server are important as well. As they drive the adoption of the product.</text:p>
      <text:p text:style-name="P25"/>
      <text:p text:style-name="P2">Client:</text:p>
      <text:p text:style-name="P25">Client is the main interface to the product. As our main concentration is on android and linux and windows and ipads. Client should be able to run and be installed on these 3 platforms. Since we use standard features like html5 and javascript to develop the client, this will be of not much concern for us. However the look and feel of the client will change based on the type of the device running.</text:p>
      <text:p text:style-name="P25"/>
      <text:p text:style-name="P2">Server:</text:p>
      <text:p text:style-name="P25">We will develop and test the server only for linux distros, like ubuntu and centos versions. while deploying the server the server configuration like the address of the exchange server or other ldap information can be expected from the user. A console based interface should be thrown to the user to manage or configure the server. Whenever the configuration is changed the user need to be asked to restart the server. A server cannot be restarted if any active sessions are in progress. an rpm or debian needs to be packaged to ease the installation process. A dialog needs to be popped up for configuration of the server this can be postponed to a later phase and a console based utility needs to be given to configure the server.</text:p>
      <text:p text:style-name="P25"/>
      <text:p text:style-name="P2">Number of clients supported by the server:</text:p>
      <text:p text:style-name="P25">Client software and the associated plugin is distributed free of cost to the user, however the cost of the server software is dependent on the number of clients to support. The server images will be different for different levels of support.</text:p>
      <text:p text:style-name="P25"><text:s/></text:p>
      <text:p text:style-name="P25"><text:span text:style-name="T18">note:</text:span><text:span text:style-name="T17"> </text:span></text:p>
      <text:p text:style-name="P35">Initially a server version which can support 5 people can be distributed free of cost with bare minimum features to encourage the adoption of the product.</text:p>
      <text:p text:style-name="P24"/>
      <text:p text:style-name="P25">Both client and server should be easy to setup and run with out any hassles. minimal of the minimal configuration need to be expected from the user during the installation of the client and server.</text:p>
      <text:p text:style-name="P25"/>
      <text:p text:style-name="P2">Module support at the server side:</text:p>
      <text:p text:style-name="P6">Wherever there is a scope for the modularization, opportunity should be used. There is a rule of thumb for deciding whether to modularize or not. Whenever there is a choice of things the implementation need to be made as a plugin and should be loaded at the boot time depending on the server configuration.</text:p>
      <text:p text:style-name="P6">Examples: </text:p>
      <text:p text:style-name="P6">Authentication mechanisms are varied and can depend on the tools used by the organization. This needs to be implemented as a plugin which is loaded depending on the configuration of the server.</text:p>
      <text:p text:style-name="P6"/>
      <text:p text:style-name="P2"><text:tab/><text:tab/>Implementation suggestions and <text:s/>technologies to be used</text:p>
      <text:p text:style-name="P6">The following considerations should be kept in mind when developing client and server softwares. These are thoroughly <text:s/>researched out. The reader can expand this if he comes across any new advancements at the time of reading this document.</text:p>
      <text:p text:style-name="P6"/>
      <text:p text:style-name="P2">Client:</text:p>
      <text:p text:style-name="P25">Client will be written in html5/javascript. There will be a plugin which <text:s/>needs to be installed on the client device for the client to work. Things which cannot be done from the html/javascript will be implemented in the plugin. Plugin will implement things like accessing the camera and microphone and other video/audio codecs. These things are very <text:s text:c="2"/>costly/difficult to implement in the html/javascript languages.</text:p>
      <text:p text:style-name="P25"/>
      <text:p text:style-name="P25"><text:span text:style-name="T18">note:</text:span><text:span text:style-name="T17"> </text:span></text:p>
      <text:p text:style-name="P35">Recently google open sourced its open webrtc project. This piece of software is released under BSD license to encourage the adoption of the source code to build new products.</text:p>
      <text:p text:style-name="P35">This software can save significant number of man-days effort in user training and testing and porting. The software is written <text:soft-page-break/>in C/C++ and is written in component approach.</text:p>
      <text:p text:style-name="P35"><text:s text:c="3"/></text:p>
      <text:p text:style-name="P35"><text:span text:style-name="T1">note:</text:span> </text:p>
      <text:p text:style-name="P35">Java script frameworks need to be studied to decide on a framework which is supported on all the end devices. Not all features can be enabled on all devices, the client ui needs to decide what features to enable based on the device type its running on.</text:p>
      <text:p text:style-name="P35"/>
      <text:p text:style-name="P35"/>
      <text:p text:style-name="P31">note:</text:p>
      <text:p text:style-name="P35">Artwork can be obtained from projects like open clip art project. Wherever art works are being used, pls keep in mind we are using only “Creative commons” license but not any thing else. An attribution statement need to be there which is displayed during the opening of the client and installation of the client. Also it should be displayed during the time of installation and terms of use statement. One more option can be the icon collection from tango desktop project.</text:p>
      <text:p text:style-name="P35"/>
      <text:p text:style-name="P2">Server:</text:p>
      <text:p text:style-name="P25">There are various frameworks available in open source which can be used to develop commercial products. These frameworks abstract out things like file system , socket layer and other operating sytem features. Server should be developed using these frameworks. The best examples of these frameworks are boost and POCO C++ frameworks. One</text:p>
      <text:p text:style-name="P25">of these or a combination of both can be used to develop portable server software. This is necessary to port the server implementation to different operating systems in future. All non portable code should be encased in operating system compiler switch to avoid rework in future.</text:p>
      <text:p text:style-name="P2"/>
      <text:p text:style-name="P6">This section details the list of technologies to be used for implementing the afore mentioned architectural pieces. These have been thoroughly researched and were arrived, user may suggest better alternatives if he/she or feels so. </text:p>
      <text:p text:style-name="P6"/>
      <text:p text:style-name="P2">Server file system and storage framework:</text:p>
      <text:p text:style-name="P6">Since lot of data in the system is of 'key-value' nature and files, Big-data frameworks like Apache hadoop is used to store the data. A new framework called “brisk” is a combination of hadoop and cassandra systems. Brisk will be used to store the files and data in the system. <text:span text:style-name="T8">Cassandra 0.7 integrates map reduce and hadoop to behave like a bigdata system. Cassandra database is preferred over other databases. A company called <text:s/>Datastax open sourced its hadoop distribution, this should be used.</text:span></text:p>
      <text:p text:style-name="P6"/>
      <text:p text:style-name="P2">XMPP servers to be considered:</text:p>
      <text:p text:style-name="P6">ejabberd, jabberd, jabberd2. </text:p>
      <text:p text:style-name="P6"/>
      <text:p text:style-name="P2">XMPP javascript client frameworks to be considered:</text:p>
      <text:p text:style-name="P6">iJab, Jabbear, JWChat, <text:s/>TrophyIM.</text:p>
      <text:p text:style-name="P6"/>
      <text:p text:style-name="P2">XMPP libraries in Javascript:</text:p>
      <text:p text:style-name="P6">JSJac, Strophe, xmpp4js.</text:p>
      <text:p text:style-name="P6"/>
      <text:p text:style-name="P2">Competition to be studied: </text:p>
      <text:p text:style-name="P43">Socialcast, Yammer, Presently, Liveloop , stypi, Kune.</text:p>
      <text:p text:style-name="P37"/>
      <text:p text:style-name="P5">Object model and the protocol between client and server:</text:p>
      <text:p text:style-name="P12">Object model and the protocol between client and server need to be defined. All the data traveling on the wire will be in the json format.</text:p>
      <text:p text:style-name="P12"/>
      <text:p text:style-name="P5">Object addressing and cross references:</text:p>
      <text:p text:style-name="P12">Every object stored on the server side will have a hyper link and can be used to point to the object in conversations etc. This is very important and should be taken care. <text:s/>Objects can be files, discussions, images, recorded conversations etc. </text:p>
      <text:p text:style-name="P12"/>
      <text:p text:style-name="P6"><text:span text:style-name="T1">HTML5:</text:span> </text:p>
      <text:p text:style-name="P6">Majority of <text:s/>the client side implementation will use the actively being developed and “non standard” HTML5 technologies. These technologies may not be supported by all the browsers. For ex: At the time of writing this draft websockets are being only supported by chrome browser and not availabe in firefox and internet explorer. </text:p>
      <text:p text:style-name="P6"><text:s/></text:p>
      <text:p text:style-name="P6"><text:span text:style-name="T1">Webworkers:</text:span> </text:p>
      <text:p text:style-name="P6">webworkers are a HTML5/javascript api to create threads in javascript. Webworkers should be used for different types of views on the client side. </text:p>
      <text:p text:style-name="P6"/>
      <text:p text:style-name="P2">Websockets: </text:p>
      <text:p text:style-name="P6">websockets are pretty much a unix like sockets api used for full duplex communication between client and server. Its a replacement for heavy stuff like “xmlhttprequest” and provides efficient and clean way of transport between client and server.</text:p>
      <text:p text:style-name="P2"/>
      <text:p text:style-name="P2"><text:soft-page-break/>Offline storage:</text:p>
      <text:p text:style-name="P6">This is a kind of key-value facility part of html5 specification used for storing things like cookies and other information on the client side.</text:p>
      <text:p text:style-name="P6"/>
      <text:p text:style-name="P2">HTML5 canvas api:</text:p>
      <text:p text:style-name="P6">HTML5 canvas api can be used for applications like shared white board and shared desktop. </text:p>
      <text:p text:style-name="P6"/>
      <text:p text:style-name="P6"><text:span text:style-name="T1">HTML5 Drag and Drop api:</text:span> </text:p>
      <text:p text:style-name="P6">HTML5 drag and drop should be used extensively wherever the user needs to arrange things. For ex: look at the google+ feature where user drags and drops the users in to circles. This feature can also be used to drop files in to the vault.</text:p>
      <text:p text:style-name="P6"/>
      <text:p text:style-name="P2">Javascript frameworks and libraries:</text:p>
      <text:p text:style-name="P6">Instead of writing the javascript by hand frameworks like dojo and jquery need to be used while implementing the features on the client side. Wherever applicable hand crafted javascript can be used if the situation demands but this should be avoided whenever possible. </text:p>
      <text:p text:style-name="P6"/>
      <text:p text:style-name="P6"><text:span text:style-name="T1">Plugin implementation and installation on the client side:</text:span> </text:p>
      <text:p text:style-name="P6">This needs to be written in c/c++ to make efficient use of system resources on the client side. <text:s/>While implementing the plugin the “fire breath” framework need to be used, fire breath is a framework which is used to write plugins which work on different browsers.</text:p>
      <text:p text:style-name="P6"/>
      <text:p text:style-name="P2">Installation software for building client and server installation:</text:p>
      <text:p text:style-name="P6">Use install-jammer for building installers for client and server softwares.</text:p>
      <text:p text:style-name="P6"/>
      <text:p text:style-name="P6"><text:span text:style-name="T1">Openldap:</text:span> </text:p>
      <text:p text:style-name="P6">Openldap code or libraries should be used for implementing things which talk to companies LDAP servers.</text:p>
      <text:p text:style-name="P6"/>
      <text:p text:style-name="P6"><text:span text:style-name="T1">NoVnc:</text:span> </text:p>
      <text:p text:style-name="P6">NoVnc is a vnc client which comes very close to what we are aiming at. Some of the parts are under LGPL2 and GPL and BSD licenses. Try to make best use of it. This needs some minor enhancements <text:s/>make changes wherever necessary.</text:p>
      <text:p text:style-name="P6"/>
      <text:p text:style-name="P2">Testing and automation:</text:p>
      <text:p text:style-name="P6">Both client and server side testing should be automated right from day one. <text:s/>Since we are a client server product one client side test automation should serve the purpose of both client and server testing. Frameworks like “Robot Framework” should be used to test the client part. </text:p>
      <text:p text:style-name="P43">Selenium webdriver to test the application.</text:p>
      <text:p text:style-name="P37"/>
      <text:p text:style-name="P2">Web application frameworks:</text:p>
      <text:p text:style-name="P6">PHP web application framework will be used to render the initial page after the user logs in. A very lightweight application framework should be used and the license should be BSD or new BSD license. </text:p>
      <text:p text:style-name="P6"/>
      <text:p text:style-name="P2">Further technologies to be studied before starting implementation:</text:p>
      <text:p text:style-name="P6">Backbone.js, rails3, <text:s/>mongodb, <text:s/>redis, <text:s/>jquery, jqueryui, node.js, <text:s/>socket.io, <text:s/>zeromq, underscore.js, webdav.</text:p>
      <text:p text:style-name="P6"/>
      <text:p text:style-name="P2">Websites to visit:</text:p>
      <text:p text:style-name="P6">plus.google.com, tello , engineering.mit.edu/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ikumar.T </meta:initial-creator>
    <meta:creation-date>2011-07-14T19:23:33</meta:creation-date>
    <dc:date>2012-04-05T17:57:04</dc:date>
    <meta:editing-duration>P3DT9H11M18S</meta:editing-duration>
    <meta:editing-cycles>1231</meta:editing-cycles>
    <meta:generator>LibreOffice/3.4$Linux LibreOffice_project/340m1$Build-402</meta:generator>
    <meta:printed-by>Ravikumar.T </meta:printed-by>
    <meta:print-date>2011-10-03T21:49:10</meta:print-date>
    <dc:creator>Ravikumar Tulugu</dc:creator>
    <meta:document-statistic meta:table-count="0" meta:image-count="0" meta:object-count="0" meta:page-count="9" meta:paragraph-count="266" meta:word-count="6370" meta:character-count="36964" meta:non-whitespace-character-count="30678"/>
  </office:meta>
</office:document-meta>
</file>